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Subtitle">
      <style:paragraph-properties fo:text-align="start" style:justify-single-word="false"/>
      <style:text-properties officeooo:paragraph-rsid="00111e14"/>
    </style:style>
    <style:style style:name="P3" style:family="paragraph" style:parent-style-name="Subtitle">
      <style:paragraph-properties fo:text-align="start" style:justify-single-word="false"/>
      <style:text-properties fo:font-weight="bold" officeooo:rsid="000d1550" officeooo:paragraph-rsid="000d1550" style:font-weight-asian="bold" style:font-weight-complex="bold"/>
    </style:style>
    <style:style style:name="P4" style:family="paragraph" style:parent-style-name="Subtitle" style:list-style-name="L7">
      <style:paragraph-properties fo:text-align="start" style:justify-single-word="false"/>
      <style:text-properties fo:font-weight="bold" officeooo:rsid="000d1550" officeooo:paragraph-rsid="000d1550" style:font-weight-asian="bold" style:font-weight-complex="bold"/>
    </style:style>
    <style:style style:name="P5" style:family="paragraph" style:parent-style-name="Subtitle">
      <style:paragraph-properties fo:text-align="start" style:justify-single-word="false"/>
      <style:text-properties fo:font-weight="bold" officeooo:rsid="000ec9a5" officeooo:paragraph-rsid="000ec9a5" style:font-weight-asian="bold" style:font-weight-complex="bold"/>
    </style:style>
    <style:style style:name="P6" style:family="paragraph" style:parent-style-name="Subtitle">
      <style:paragraph-properties fo:text-align="start" style:justify-single-word="false"/>
      <style:text-properties fo:font-weight="bold" officeooo:rsid="000eef5c" officeooo:paragraph-rsid="000eef5c" style:font-weight-asian="bold" style:font-weight-complex="bold"/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paragraph-rsid="00111e14"/>
    </style:style>
    <style:style style:name="P9" style:family="paragraph" style:parent-style-name="Text_20_body" style:list-style-name="L10">
      <style:paragraph-properties fo:text-align="start" style:justify-single-word="false"/>
      <style:text-properties officeooo:paragraph-rsid="00111e14"/>
    </style:style>
    <style:style style:name="P10" style:family="paragraph" style:parent-style-name="Text_20_body" style:list-style-name="L11">
      <style:paragraph-properties fo:text-align="start" style:justify-single-word="false"/>
      <style:text-properties officeooo:paragraph-rsid="00111e14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4pt" officeooo:rsid="000b9733" officeooo:paragraph-rsid="000b9733" style:font-size-asian="12.25pt" style:font-size-complex="14pt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ize="14pt" officeooo:rsid="000b9733" officeooo:paragraph-rsid="000b9733" style:font-size-asian="12.25pt" style:font-size-complex="14pt"/>
    </style:style>
    <style:style style:name="P13" style:family="paragraph" style:parent-style-name="Text_20_body" style:list-style-name="L6">
      <style:paragraph-properties fo:text-align="start" style:justify-single-word="false"/>
      <style:text-properties fo:font-size="14pt" officeooo:rsid="000d1550" officeooo:paragraph-rsid="000d1550" style:font-size-asian="12.25pt" style:font-size-complex="14pt"/>
    </style:style>
    <style:style style:name="P14" style:family="paragraph" style:parent-style-name="Text_20_body" style:list-style-name="L7">
      <style:paragraph-properties fo:text-align="start" style:justify-single-word="false"/>
      <style:text-properties fo:font-size="14pt" officeooo:rsid="000d1550" officeooo:paragraph-rsid="000d1550" style:font-size-asian="12.25pt" style:font-size-complex="14pt"/>
    </style:style>
    <style:style style:name="P15" style:family="paragraph" style:parent-style-name="Text_20_body" style:list-style-name="L8">
      <style:paragraph-properties fo:text-align="start" style:justify-single-word="false"/>
      <style:text-properties fo:font-size="14pt" officeooo:rsid="000eef5c" officeooo:paragraph-rsid="000eef5c" style:font-size-asian="12.25pt" style:font-size-complex="14pt"/>
    </style:style>
    <style:style style:name="P16" style:family="paragraph" style:parent-style-name="Text_20_body" style:list-style-name="L5">
      <style:paragraph-properties fo:text-align="start" style:justify-single-word="false"/>
      <style:text-properties fo:font-size="14pt" fo:font-weight="normal" officeooo:rsid="000d1550" officeooo:paragraph-rsid="000d1550" style:font-size-asian="14pt" style:font-weight-asian="normal" style:font-size-complex="14pt" style:font-weight-complex="normal"/>
    </style:style>
    <style:style style:name="P17" style:family="paragraph" style:parent-style-name="Text_20_body" style:list-style-name="L7">
      <style:paragraph-properties fo:text-align="start" style:justify-single-word="false"/>
      <style:text-properties fo:font-size="14pt" fo:font-weight="normal" officeooo:rsid="000ec9a5" officeooo:paragraph-rsid="000ec9a5" style:font-size-asian="12.25pt" style:font-weight-asian="normal" style:font-size-complex="14pt" style:font-weight-complex="normal"/>
    </style:style>
    <style:style style:name="P18" style:family="paragraph" style:parent-style-name="Text_20_body" style:list-style-name="L9">
      <style:paragraph-properties fo:text-align="start" style:justify-single-word="false"/>
      <style:text-properties fo:font-size="14pt" fo:font-weight="normal" officeooo:rsid="0010eeac" officeooo:paragraph-rsid="0010eeac" style:font-size-asian="12.25pt" style:font-weight-asian="normal" style:font-size-complex="14pt" style:font-weight-complex="normal"/>
    </style:style>
    <style:style style:name="P19" style:family="paragraph" style:parent-style-name="Text_20_body" style:list-style-name="L7">
      <style:paragraph-properties fo:text-align="start" style:justify-single-word="false"/>
      <style:text-properties fo:font-size="14pt" fo:font-weight="normal" officeooo:rsid="000d1550" officeooo:paragraph-rsid="000d1550" style:font-size-asian="12.25pt" style:font-weight-asian="normal" style:font-size-complex="14pt" style:font-weight-complex="normal"/>
    </style:style>
    <style:style style:name="P20" style:family="paragraph" style:parent-style-name="Title">
      <style:text-properties officeooo:rsid="000b9733" officeooo:paragraph-rsid="000b9733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officeooo:rsid="000b9733" style:font-weight-asian="bold" style:font-weight-complex="bold"/>
    </style:style>
    <style:style style:name="T2" style:family="text">
      <style:text-properties officeooo:rsid="000ec9a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loext:padding="0.049cm" loext:border="0.06pt solid #d9d9e3"/>
    </style:style>
    <style:style style:name="T5" style:family="text">
      <style:text-properties officeooo:rsid="00111e14"/>
    </style:style>
    <style:style style:name="T6" style:family="text">
      <style:text-properties officeooo:rsid="00111e14" loext:padding="0.049cm" loext:border="0.06pt solid #d9d9e3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officeooo:rsid="0012c0ef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ercedes Benz: Speed Recommendation Project</text:p>
      <text:p text:style-name="P1"/>
      <text:p text:style-name="P1"><text:span text:style-name="T1">Data Collection</text:span> </text:p>
      <text:list xml:id="list445239388" text:style-name="L1">
        <text:list-item>
          <text:p text:style-name="P11">The data can be mined from various sources which are:</text:p>
        </text:list-item>
      </text:list>
      <text:list xml:id="list981969913" text:style-name="L3">
        <text:list-item>
          <text:list>
            <text:list-item>
              <text:list>
                <text:list-item>
                  <text:list>
                    <text:list-item>
                      <text:p text:style-name="P12">Mercedes Benz navigation system which provides the flow of the traffic, weather and road conditions.</text:p>
                    </text:list-item>
                    <text:list-item>
                      <text:p text:style-name="P12">SA traffic departments to obtain yearly reports about speed limits and accidents on free ways/all the other roads.</text:p>
                      <text:p text:style-name="P12"/>
                    </text:list-item>
                  </text:list>
                </text:list-item>
              </text:list>
            </text:list-item>
          </text:list>
        </text:list-item>
      </text:list>
      <text:p text:style-name="P3">Traffic Analysis </text:p>
      <text:list xml:id="list4263517284" text:style-name="L5">
        <text:list-item>
          <text:p text:style-name="P16">To create and implement a model which would enable vehicles to reach their destination in the shortest possible time using the maximum roadway capacity.</text:p>
        </text:list-item>
        <text:list-item>
          <text:p text:style-name="P16">This feature is already functioning in the latest Mercedes-Benz models.</text:p>
          <text:p text:style-name="P16"/>
        </text:list-item>
      </text:list>
      <text:p text:style-name="P3">Machine Learning Algorithms</text:p>
      <text:list xml:id="list4117258477" text:style-name="L6">
        <text:list-item>
          <text:p text:style-name="P13">The use of machine learning algorithms to predict the likelihood of <office:annotation office:name="__Annotation__0_606233494" loext:resolved="false"><dc:creator>Unknown Author</dc:creator><dc:date>2023-12-07T14:14:22.269277887</dc:date><text:p text:style-name="P21"><text:span text:style-name="T11">Safety Algorithms to ensure that we prevent accidents</text:span></text:p><text:p text:style-name="P21"><text:span text:style-name="T11"/></text:p></office:annotation>accidents occurring<office:annotation-end office:name="__Annotation__0_606233494"/> and traffic jams using data from yearly reports by the traffic department.</text:p>
        </text:list-item>
        <text:list-item>
          <text:p text:style-name="P13"><text:span text:style-name="T2">The algorithms will also provide</text:span> speed recommendations that account for safe stopping distances, visibility, and road conditions.</text:p>
        </text:list-item>
        <text:list-item>
          <text:p text:style-name="P13">The models will be trained by all the data from the reports from the past years.</text:p>
          <text:p text:style-name="P13"/>
        </text:list-item>
      </text:list>
      <text:p text:style-name="P5">Real Time Updates</text:p>
      <text:list xml:id="list2953094813" text:style-name="L7">
        <text:list-item>
          <text:p text:style-name="P17">The system will provide updates as the conditions change, examples- weather, road conditions, etc.</text:p>
        </text:list-item>
        <text:list-item>
          <text:p text:style-name="P4"><text:soft-page-break/>Machine Learning Algorithms</text:p>
        </text:list-item>
        <text:list-item>
          <text:p text:style-name="P14">The use of machine learning algorithms to predict the likelihood of <office:annotation office:name="__Annotation__0_6062334941" loext:resolved="false"><dc:creator>Unknown Author</dc:creator><dc:date>2023-12-07T14:14:22.269277887</dc:date><text:p text:style-name="P21"><text:span text:style-name="T11">Safety Algorithms to ensure that we prevent accidents</text:span></text:p><text:p text:style-name="P21"><text:span text:style-name="T11"/></text:p></office:annotation>accidents occurring<office:annotation-end office:name="__Annotation__0_6062334941"/> and traffic jams using data from yearly reports by the traffic department.</text:p>
        </text:list-item>
        <text:list-item>
          <text:p text:style-name="P14"><text:span text:style-name="T2">The algorithms will also provide</text:span> speed recommendations that account for safe stopping distances, visibility, and road conditions.</text:p>
          <text:p text:style-name="P19">The models will be trained by all the data from the reports from the past years.</text:p>
        </text:list-item>
      </text:list>
      <text:p text:style-name="P6">User Interface</text:p>
      <text:list xml:id="list3301705962" text:style-name="L8">
        <text:list-item>
          <text:p text:style-name="P15">A good user interface that can be used to display the recommendations from the program</text:p>
        </text:list-item>
        <text:list-item>
          <text:p text:style-name="P15">Ability to be integrated to the user’s daily technological ecosystem e.g mobile app<text:span text:style-name="T10">lication</text:span>, smart watch etc.</text:p>
          <text:p text:style-name="P15"/>
        </text:list-item>
      </text:list>
      <text:p text:style-name="P7">Adherence to Regulations</text:p>
      <text:list xml:id="list1333333491" text:style-name="L9">
        <text:list-item>
          <text:p text:style-name="P18">The program must follow the existing regulations of traffic and the law.</text:p>
        </text:list-item>
        <text:list-item>
          <text:p text:style-name="P18">The recommendations made by the program must follow the speed limits.</text:p>
          <text:p text:style-name="P18"/>
        </text:list-item>
      </text:list>
      <text:p text:style-name="P2"><text:span text:style-name="Strong_20_Emphasis"><text:span text:style-name="T5">Feedback Reports</text:span></text:span></text:p>
      <text:list xml:id="list2662358299" text:style-name="L10">
        <text:list-item>
          <text:p text:style-name="P9"><text:span text:style-name="Strong_20_Emphasis"><text:span text:style-name="T8">Implement a feedback mechanism that allows users to report road conditions or incidents.</text:span></text:span></text:p>
        </text:list-item>
        <text:list-item>
          <text:p text:style-name="P9"><text:span text:style-name="Strong_20_Emphasis"><text:span text:style-name="T8">Use this feedback to improve the accuracy of the recommendation system.</text:span></text:span></text:p>
        </text:list-item>
      </text:list>
      <text:p text:style-name="P8"><text:span text:style-name="Strong_20_Emphasis"><text:span text:style-name="T8"/></text:span></text:p>
      <text:p text:style-name="P2"><text:span text:style-name="Strong_20_Emphasis"><text:span text:style-name="T5">Testing</text:span></text:span></text:p>
      <text:list xml:id="list4183814648" text:style-name="L11">
        <text:list-item>
          <text:p text:style-name="P10"><text:span text:style-name="Strong_20_Emphasis"><text:span text:style-name="T9">Test the system in controlled environments and gradually expand to real-world scenarios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0:59.584978340</meta:creation-date>
    <dc:date>2023-12-07T15:26:32.373289425</dc:date>
    <meta:editing-duration>PT3M10S</meta:editing-duration>
    <meta:editing-cycles>1</meta:editing-cycles>
    <meta:document-statistic meta:table-count="0" meta:image-count="0" meta:object-count="0" meta:page-count="2" meta:paragraph-count="34" meta:word-count="348" meta:character-count="2146" meta:non-whitespace-character-count="1850"/>
    <meta:generator>LibreOffice/7.3.7.2$Linux_X86_64 LibreOffice_project/30$Build-2</meta:generator>
  </office:meta>
</office:document-meta>
</file>